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.create( String localName , Namespace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.Type( String name ,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.createFromXml( Element lock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